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stroke="none" svg:stroke-color="#000000" draw:fill="none" draw:fill-color="#ffffff" fo:min-height="1.524cm"/>
    </style:style>
    <style:style style:name="gr5" style:family="graphic" style:parent-style-name="standard">
      <style:graphic-properties draw:stroke="none" svg:stroke-color="#000000" draw:fill="none" draw:fill-color="#ffffff" fo:min-height="4.8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6.197cm"/>
    </style:style>
    <style:style style:name="gr8" style:family="graphic" style:parent-style-name="standard">
      <style:graphic-properties draw:stroke="none" svg:stroke-color="#000000" draw:fill="none" draw:fill-color="#ffffff" fo:min-height="2.794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07cm" svg:height="3.048cm" svg:x="3.032cm" svg:y="3.794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6.096cm" svg:x="13.827cm" svg:y="2.27cm">
          <text:p text:style-name="P1">Serv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8.239cm" svg:y1="4.81cm" svg:x2="13.827cm" svg:y2="4.81cm">
          <text:p text:style-name="P1">Sends Genome</text:p>
          <text:p text:style-name="P1"/>
        </draw:line>
        <draw:line draw:style-name="gr2" draw:text-style-name="P1" draw:layer="layout" svg:x1="13.827cm" svg:y1="6.461cm" svg:x2="8.366cm" svg:y2="6.461cm">
          <text:p text:style-name="P1"/>
          <text:p text:style-name="P1"/>
        </draw:line>
        <draw:frame draw:style-name="gr3" draw:layer="layout" svg:width="4.826cm" svg:height="0.962cm" svg:x="8.62cm" svg:y="5.699cm">
          <draw:text-box>
            <text:p>ID for Genome</text:p>
          </draw:text-box>
        </draw:frame>
        <draw:custom-shape draw:style-name="gr1" draw:text-style-name="P1" draw:layer="layout" svg:width="6.096cm" svg:height="3.683cm" svg:x="7.604cm" svg:y="10.525cm">
          <text:p text:style-name="P1">Lea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75cm" svg:height="5.08cm" svg:x="3.54cm" svg:y="16.367cm">
          <text:p text:style-name="P1">Worker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75cm" svg:height="5.08cm" svg:x="12.938cm" svg:y="16.494cm">
          <text:p text:style-name="P1">Worker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75cm" svg:height="5.08cm" svg:x="7.604cm" svg:y="16.367cm">
          <text:p text:style-name="P1">Worker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778cm" svg:height="1.826cm" svg:x="11.287cm" svg:y="18.018cm">
          <draw:text-box>
            <text:p text:style-name="P2"><text:span text:style-name="T1">...</text:span></text:p>
          </draw:text-box>
        </draw:frame>
        <draw:frame draw:style-name="gr5" draw:layer="layout" svg:width="4.699cm" svg:height="5.08cm" svg:x="14.208cm" svg:y="10.017cm">
          <draw:text-box>
            <text:p>Chunks up the problem.</text:p>
            <text:p/>
            <text:p>Advertises the chunks to the workers</text:p>
          </draw:text-box>
        </draw:frame>
        <draw:line draw:style-name="gr6" draw:text-style-name="P1" draw:layer="layout" svg:x1="10.017cm" svg:y1="14.208cm" svg:x2="7.858cm" svg:y2="15.859cm">
          <text:p/>
        </draw:line>
        <draw:line draw:style-name="gr6" draw:text-style-name="P1" draw:layer="layout" svg:x1="10.652cm" svg:y1="14.208cm" svg:x2="9.89cm" svg:y2="15.859cm">
          <text:p/>
        </draw:line>
        <draw:line draw:style-name="gr6" draw:text-style-name="P1" draw:layer="layout" svg:x1="11.033cm" svg:y1="14.208cm" svg:x2="12.684cm" svg:y2="15.859cm">
          <text:p/>
        </draw:line>
        <draw:frame draw:style-name="gr7" draw:layer="layout" svg:width="3.81cm" svg:height="6.447cm" svg:x="16.367cm" svg:y="16.24cm">
          <draw:text-box>
            <text:p>Claim Problems</text:p>
            <text:p/>
            <text:p>Solve</text:p>
            <text:p/>
            <text:p>Send results back</text:p>
          </draw:text-box>
        </draw:frame>
        <draw:line draw:style-name="gr6" draw:text-style-name="P1" draw:layer="layout" svg:x1="15.859cm" svg:y1="8.366cm" svg:x2="11.414cm" svg:y2="10.525cm">
          <text:p/>
        </draw:line>
        <draw:custom-shape draw:style-name="gr1" draw:text-style-name="P1" draw:layer="layout" svg:width="3.81cm" svg:height="3.683cm" svg:x="8.112cm" svg:y="22.971cm">
          <text:p text:style-name="P1">DB</text:p>
          <text:p text:style-name="P1">Storag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6" draw:text-style-name="P1" draw:layer="layout" svg:x1="5.445cm" svg:y1="21.447cm" svg:x2="8.112cm" svg:y2="23.479cm">
          <text:p/>
        </draw:line>
        <draw:line draw:style-name="gr6" draw:text-style-name="P1" draw:layer="layout" svg:x1="9.255cm" svg:y1="21.574cm" svg:x2="9.255cm" svg:y2="22.717cm">
          <text:p/>
        </draw:line>
        <draw:line draw:style-name="gr6" draw:text-style-name="P1" draw:layer="layout" svg:x1="14.589cm" svg:y1="21.574cm" svg:x2="11.795cm" svg:y2="22.844cm">
          <text:p/>
        </draw:line>
        <draw:frame draw:style-name="gr8" draw:layer="layout" svg:width="5.969cm" svg:height="3.806cm" svg:x="13.827cm" svg:y="23.479cm">
          <draw:text-box>
            <text:p>Stores the actual data</text:p>
            <text:p/>
            <text:p>Stores all cached chunk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23T20:06:50</meta:creation-date>
    <dc:date>2013-10-23T20:26:26</dc:date>
    <meta:editing-duration>PT12M7S</meta:editing-duration>
    <meta:editing-cycles>3</meta:editing-cycles>
    <meta:generator>LibreOffice/3.5$Linux_X86_64 LibreOffice_project/350m1$Build-2</meta:generator>
    <meta:document-statistic meta:object-count="21"/>
  </office:meta>
</office:document-meta>
</file>